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850000006377498356141931B6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654" officeooo:paragraph-rsid="00182654"/>
    </style:style>
    <style:style style:name="P2" style:family="paragraph" style:parent-style-name="Standard">
      <style:text-properties fo:font-size="14pt" fo:font-weight="bold" officeooo:rsid="00182654" officeooo:paragraph-rsid="0018265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8pt" fo:font-weight="bold" officeooo:rsid="00182654" officeooo:paragraph-rsid="00182654" style:font-size-asian="18pt" style:font-weight-asian="bold" style:font-size-complex="18pt" style:font-weight-complex="bold"/>
    </style:style>
    <style:style style:name="T1" style:family="text">
      <style:text-properties officeooo:rsid="001a064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Template</text:p>
      <text:p text:style-name="P1"/>
      <text:p text:style-name="P2"><draw:frame draw:style-name="fr1" draw:name="{{input.test_name}}" text:anchor-type="paragraph" svg:width="1.389in" svg:height="1.0417in" draw:z-index="0"><draw:image xlink:href="Pictures/10000000000000850000006377498356141931B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05T13:56:09.087000000</meta:creation-date>
    <dc:date>2020-01-28T17:43:32.869921054</dc:date>
    <meta:editing-duration>PT4M9S</meta:editing-duration>
    <meta:editing-cycles>4</meta:editing-cycles>
    <meta:generator>LibreOffice/6.3.4.2.0$Linux_X86_64 LibreOffice_project/1e2df71cb6a569bbaaffb70308950743964880ae</meta:generator>
    <meta:document-statistic meta:table-count="0" meta:image-count="1" meta:object-count="0" meta:page-count="1" meta:paragraph-count="1" meta:word-count="2" meta:character-count="13" meta:non-whitespace-character-count="12"/>
  </office:meta>
</office:document-meta>
</file>